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none" draw:stroke="non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center" draw:fill="solid" draw:fill-color="#385723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center" draw:fill="solid" draw:fill-color="#385723" draw:opacity="100%" draw:stroke="none" draw:auto-grow-width="false" draw:auto-grow-height="true"/>
      <style:paragraph-properties style:font-independent-line-spacing="true" style:writing-mode="lr-tb"/>
    </style:style>
    <style:style style:family="graphic" style:name="a392">
      <style:graphic-properties draw:fill="none" draw:stroke="solid" svg:stroke-width="0.03125in" svg:stroke-color="#385723" draw:marker-end="a391" svg:stroke-opacity="100%" draw:stroke-linejoin="miter" svg:stroke-linecap="butt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4">
      <style:graphic-properties draw:fill="none" draw:stroke="solid" svg:stroke-width="0.03125in" svg:stroke-color="#385723" draw:marker-end="a393" svg:stroke-opacity="100%" draw:stroke-linejoin="miter" svg:stroke-linecap="butt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/>
    </style:style>
  </office:automatic-styles>
  <office:body>
    <office:presentation>
      <draw:page draw:name="Slide1" draw:style-name="a381" draw:master-page-name="Master1-Layout7-blank-Blank" presentation:presentation-page-layout-name="Master1-PPL7" draw:id="Slide-256">
        <draw:g draw:name="Group 14" draw:id="id63">
          <svg:title/>
          <svg:desc/>
          <draw:frame draw:id="id64" draw:style-name="a382" draw:name="Picture 9" svg:x="0.94792in" svg:y="0.68431in" svg:width="6.10417in" svg:height="5.26042in" style:rel-width="scale" style:rel-height="scale">
            <draw:image xlink:href="media/image1.png" xlink:type="simple" xlink:show="embed" xlink:actuate="onLoad"/>
            <svg:title/>
            <svg:desc/>
          </draw:frame>
          <draw:frame draw:id="id65" draw:style-name="a386" draw:name="TextBox 7" svg:x="7.27946in" svg:y="1.76613in" svg:width="0.93123in" svg:height="0.40391in">
            <draw:text-box>
              <text:p text:style-name="a385" text:class-names="" text:cond-style-name=""><text:span text:style-name="a383" text:class-names="">Tree</text:span><text:span text:style-name="a384" text:class-names=""/></text:p>
            </draw:text-box>
            <svg:title/>
            <svg:desc/>
          </draw:frame>
          <draw:frame draw:id="id66" draw:style-name="a390" draw:name="TextBox 8" svg:x="7.27946in" svg:y="3.9869in" svg:width="0.93123in" svg:height="0.40391in">
            <draw:text-box>
              <text:p text:style-name="a389" text:class-names="" text:cond-style-name=""><text:span text:style-name="a387" text:class-names="">Editor</text:span><text:span text:style-name="a388" text:class-names=""/></text:p>
            </draw:text-box>
            <svg:title/>
            <svg:desc/>
          </draw:frame>
          <draw:connector draw:type="line" svg:x1="7.27946in" svg:y1="1.96808in" draw:start-shape="id65" draw:start-glue-point="3" svg:x2="5.70161in" svg:y2="1.96808in" draw:id="id67" draw:style-name="a392" draw:name="Straight Arrow Connector 11">
            <svg:title/>
            <svg:desc/>
          </draw:connector>
          <draw:connector draw:type="line" svg:x1="7.27946in" svg:y1="4.18885in" draw:start-shape="id66" draw:start-glue-point="3" svg:x2="5.82258in" svg:y2="4.18885in" draw:id="id68" draw:style-name="a394" draw:name="Straight Arrow Connector 13">
            <svg:title/>
            <svg:desc/>
          </draw:connector>
        </draw:g>
      </draw:page>
      <draw:page draw:name="Slide2" draw:style-name="a395" draw:master-page-name="Master1-Layout7-blank-Blank" presentation:presentation-page-layout-name="Master1-PPL7" draw:id="Slide-257">
        <draw:frame draw:id="id69" draw:style-name="a396" draw:name="Picture 1" svg:x="1.45312in" svg:y="1.13021in" svg:width="7.09375in" svg:height="5.23958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91" svg:viewBox="0 0 20 30" svg:d="m10 0-10 30h20z"/>
    <draw:marker draw:name="a393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7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yNewDefaultTheme4-3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875in" svg:y="6.95139in" svg:width="2.2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14-10-11</text:date></text:span><text:span text:style-name="a24" text:class-names=""/></text:p>
        </draw:text-box>
        <svg:title/>
        <svg:desc/>
      </draw:frame>
      <draw:frame draw:id="id3" presentation:style-name="a29" draw:name="Footer Placeholder 4" svg:x="3.3125in" svg:y="6.95139in" svg:width="3.3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0625in" svg:y="6.95139in" svg:width="2.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1.22743in" svg:width="8.5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25in" svg:y="3.93924in" svg:width="7.5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6875in" svg:y="6.95139in" svg:width="2.25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014-10-11</text:date></text:span><text:span text:style-name="a45" text:class-names=""/></text:p>
        </draw:text-box>
        <svg:title/>
        <svg:desc/>
      </draw:frame>
      <draw:frame draw:id="id8" presentation:style-name="a50" draw:name="Footer Placeholder 4" svg:x="3.3125in" svg:y="6.95139in" svg:width="3.37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0625in" svg:y="6.95139in" svg:width="2.25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6875in" svg:y="0.39931in" svg:width="8.62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6875in" svg:y="1.99653in" svg:width="8.62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6875in" svg:y="6.95139in" svg:width="2.25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014-10-11</text:date></text:span><text:span text:style-name="a79" text:class-names=""/></text:p>
        </draw:text-box>
        <svg:title/>
        <svg:desc/>
      </draw:frame>
      <draw:frame draw:id="id13" presentation:style-name="a84" draw:name="Footer Placeholder 4" svg:x="3.3125in" svg:y="6.95139in" svg:width="3.37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0625in" svg:y="6.95139in" svg:width="2.25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68229in" svg:y="1.86979in" svg:width="8.62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68229in" svg:y="5.0191in" svg:width="8.62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6875in" svg:y="6.95139in" svg:width="2.25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014-10-11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3125in" svg:y="6.95139in" svg:width="3.37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0625in" svg:y="6.95139in" svg:width="2.25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6875in" svg:y="0.39931in" svg:width="8.62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687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625in" svg:y="1.99653in" svg:width="4.25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6875in" svg:y="6.95139in" svg:width="2.25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014-10-11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3125in" svg:y="6.95139in" svg:width="3.3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0625in" svg:y="6.95139in" svg:width="2.25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6888in" svg:y="0.39931in" svg:width="8.62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6888in" svg:y="1.83854in" svg:width="4.23047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6888in" svg:y="2.73958in" svg:width="4.23047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625in" svg:y="1.83854in" svg:width="4.2513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625in" svg:y="2.73958in" svg:width="4.2513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6875in" svg:y="6.95139in" svg:width="2.25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014-10-11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3125in" svg:y="6.95139in" svg:width="3.37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6875in" svg:y="0.39931in" svg:width="8.62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6875in" svg:y="6.95139in" svg:width="2.25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014-10-11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3125in" svg:y="6.95139in" svg:width="3.37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0625in" svg:y="6.95139in" svg:width="2.25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6875in" svg:y="6.95139in" svg:width="2.25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014-10-11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3125in" svg:y="6.95139in" svg:width="3.37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0625in" svg:y="6.95139in" svg:width="2.25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6888in" svg:y="0.5in" svg:width="3.22526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4.2513in" svg:y="1.07986in" svg:width="5.062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6888in" svg:y="2.25in" svg:width="3.22526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6875in" svg:y="6.95139in" svg:width="2.25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014-10-11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3125in" svg:y="6.95139in" svg:width="3.37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0625in" svg:y="6.95139in" svg:width="2.25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6888in" svg:y="0.5in" svg:width="3.22526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4.2513in" svg:y="1.07986in" svg:width="5.062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6888in" svg:y="2.25in" svg:width="3.22526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6875in" svg:y="6.95139in" svg:width="2.25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2014-10-11</text:date></text:span><text:span text:style-name="a303" text:class-names=""/></text:p>
        </draw:text-box>
        <svg:title/>
        <svg:desc/>
      </draw:frame>
      <draw:frame draw:id="id51" presentation:style-name="a308" draw:name="Footer Placeholder 5" svg:x="3.3125in" svg:y="6.95139in" svg:width="3.37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7.0625in" svg:y="6.95139in" svg:width="2.2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6875in" svg:y="0.39931in" svg:width="8.62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6875in" svg:y="1.99653in" svg:width="8.62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6875in" svg:y="6.95139in" svg:width="2.25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2014-10-11</text:date></text:span><text:span text:style-name="a337" text:class-names=""/></text:p>
        </draw:text-box>
        <svg:title/>
        <svg:desc/>
      </draw:frame>
      <draw:frame draw:id="id56" presentation:style-name="a342" draw:name="Footer Placeholder 4" svg:x="3.3125in" svg:y="6.95139in" svg:width="3.37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7.0625in" svg:y="6.95139in" svg:width="2.25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7.15625in" svg:y="0.39931in" svg:width="2.1562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6875in" svg:y="0.39931in" svg:width="6.34375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6875in" svg:y="6.95139in" svg:width="2.25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2014-10-11</text:date></text:span><text:span text:style-name="a371" text:class-names=""/></text:p>
        </draw:text-box>
        <svg:title/>
        <svg:desc/>
      </draw:frame>
      <draw:frame draw:id="id61" presentation:style-name="a376" draw:name="Footer Placeholder 4" svg:x="3.3125in" svg:y="6.95139in" svg:width="3.37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7.0625in" svg:y="6.95139in" svg:width="2.25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jornr</meta:initial-creator>
    <dc:creator>bjornr</dc:creator>
    <meta:creation-date>2014-10-11T14:29:22Z</meta:creation-date>
    <dc:date>2014-10-11T17:04:17Z</dc:date>
    <meta:template xlink:href="Default%20Theme" xlink:type="simple"/>
    <meta:editing-cycles>4</meta:editing-cycles>
    <meta:editing-duration>PT9260S</meta:editing-duration>
    <meta:document-statistic meta:paragraph-count="2" meta:word-count="2"/>
  </office:meta>
</office:document-meta>
</file>